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paragraph-rsid="001b983f"/>
    </style:style>
    <style:style style:name="P7" style:family="paragraph" style:parent-style-name="Standard">
      <style:text-properties style:font-name="Ubuntu" officeooo:rsid="000d9050" officeooo:paragraph-rsid="0017a8ab"/>
    </style:style>
    <style:style style:name="P8" style:family="paragraph" style:parent-style-name="Standard">
      <style:text-properties style:font-name="Ubuntu" officeooo:paragraph-rsid="0021b69c"/>
    </style:style>
    <style:style style:name="P9" style:family="paragraph" style:parent-style-name="Standard">
      <style:text-properties style:font-name="Ubuntu" officeooo:paragraph-rsid="00220cce"/>
    </style:style>
    <style:style style:name="P10" style:family="paragraph" style:parent-style-name="Standard">
      <style:text-properties style:font-name="Ubuntu" officeooo:paragraph-rsid="000f424e"/>
    </style:style>
    <style:style style:name="P11" style:family="paragraph" style:parent-style-name="Standard">
      <style:text-properties style:font-name="Ubuntu" officeooo:rsid="0010788b" officeooo:paragraph-rsid="0010788b"/>
    </style:style>
    <style:style style:name="P12" style:family="paragraph" style:parent-style-name="Standard">
      <style:text-properties style:font-name="Ubuntu" officeooo:rsid="0010788b" officeooo:paragraph-rsid="002b4ab3"/>
    </style:style>
    <style:style style:name="P13" style:family="paragraph" style:parent-style-name="Standard">
      <style:text-properties style:font-name="Ubuntu" officeooo:rsid="0010788b" officeooo:paragraph-rsid="002eb291"/>
    </style:style>
    <style:style style:name="P14" style:family="paragraph" style:parent-style-name="Standard">
      <style:text-properties style:font-name="Ubuntu" officeooo:rsid="0010788b" officeooo:paragraph-rsid="003e4395"/>
    </style:style>
    <style:style style:name="P15" style:family="paragraph" style:parent-style-name="Standard">
      <style:text-properties style:font-name="Ubuntu" officeooo:rsid="0010788b" officeooo:paragraph-rsid="004311b8"/>
    </style:style>
    <style:style style:name="P16" style:family="paragraph" style:parent-style-name="Standard">
      <style:text-properties style:font-name="Ubuntu" officeooo:rsid="00114049" officeooo:paragraph-rsid="00114049"/>
    </style:style>
    <style:style style:name="P17" style:family="paragraph" style:parent-style-name="Standard">
      <style:text-properties style:font-name="Ubuntu" officeooo:rsid="00114049" officeooo:paragraph-rsid="002b6b02"/>
    </style:style>
    <style:style style:name="P18" style:family="paragraph" style:parent-style-name="Standard">
      <style:text-properties style:font-name="Ubuntu" officeooo:rsid="00114049" officeooo:paragraph-rsid="00314b96"/>
    </style:style>
    <style:style style:name="P19" style:family="paragraph" style:parent-style-name="Standard">
      <style:text-properties style:font-name="Ubuntu" officeooo:rsid="00114049" officeooo:paragraph-rsid="003308bc"/>
    </style:style>
    <style:style style:name="P20" style:family="paragraph" style:parent-style-name="Standard">
      <style:text-properties style:font-name="Ubuntu" style:font-name-asian="Arial1" style:font-name-complex="Tahoma"/>
    </style:style>
    <style:style style:name="P21" style:family="paragraph" style:parent-style-name="Standard">
      <style:text-properties style:font-name="Ubuntu" officeooo:paragraph-rsid="004311b8" style:font-name-asian="Arial1" style:font-name-complex="Tahoma"/>
    </style:style>
    <style:style style:name="P22" style:family="paragraph" style:parent-style-name="Standard">
      <style:text-properties style:font-name="Ubuntu" officeooo:rsid="000f424e" officeooo:paragraph-rsid="00220cce"/>
    </style:style>
    <style:style style:name="P23" style:family="paragraph" style:parent-style-name="Standard">
      <style:text-properties style:font-name="Ubuntu" officeooo:rsid="002b6b02" officeooo:paragraph-rsid="002b6b02"/>
    </style:style>
    <style:style style:name="P24" style:family="paragraph" style:parent-style-name="Standard">
      <style:text-properties style:font-name="Ubuntu" officeooo:paragraph-rsid="002b6b02"/>
    </style:style>
    <style:style style:name="P25" style:family="paragraph" style:parent-style-name="Standard">
      <style:text-properties style:font-name="Ubuntu" officeooo:rsid="00324482" officeooo:paragraph-rsid="00324482"/>
    </style:style>
    <style:style style:name="P26" style:family="paragraph" style:parent-style-name="Standard">
      <style:text-properties style:font-name="Ubuntu" officeooo:rsid="003a6b25" officeooo:paragraph-rsid="003a6b25"/>
    </style:style>
    <style:style style:name="P27" style:family="paragraph" style:parent-style-name="Standard">
      <style:text-properties style:font-name="Ubuntu" officeooo:rsid="003a6b25" officeooo:paragraph-rsid="003ae3f2"/>
    </style:style>
    <style:style style:name="P28" style:family="paragraph" style:parent-style-name="Standard">
      <style:text-properties style:font-name="Ubuntu" officeooo:rsid="00314b96" officeooo:paragraph-rsid="0045d259"/>
    </style:style>
    <style:style style:name="P29" style:family="paragraph" style:parent-style-name="Standard">
      <style:text-properties style:font-name="Ubuntu" officeooo:rsid="0037fda1" officeooo:paragraph-rsid="0045d259"/>
    </style:style>
    <style:style style:name="P30" style:family="paragraph" style:parent-style-name="Standard">
      <style:text-properties style:font-name="Ubuntu" officeooo:rsid="0027a4f9" officeooo:paragraph-rsid="002eb291"/>
    </style:style>
    <style:style style:name="P31" style:family="paragraph" style:parent-style-name="Standard">
      <style:text-properties style:font-name="Ubuntu" officeooo:rsid="0036093e" officeooo:paragraph-rsid="003d9911"/>
    </style:style>
    <style:style style:name="P32" style:family="paragraph" style:parent-style-name="Standard">
      <style:text-properties style:font-name="Ubuntu" officeooo:rsid="003e4395" officeooo:paragraph-rsid="003e4395"/>
    </style:style>
    <style:style style:name="P33" style:family="paragraph" style:parent-style-name="Standard">
      <style:text-properties style:font-name="Ubuntu" officeooo:rsid="00431774" officeooo:paragraph-rsid="00431774"/>
    </style:style>
    <style:style style:name="P34" style:family="paragraph" style:parent-style-name="Standard">
      <style:text-properties style:font-name="Ubuntu" officeooo:rsid="0044dfdc" officeooo:paragraph-rsid="0044dfdc"/>
    </style:style>
    <style:style style:name="P35" style:family="paragraph" style:parent-style-name="Standard">
      <style:text-properties style:font-name="Ubuntu" officeooo:rsid="002b4ab3" officeooo:paragraph-rsid="0046f2cb"/>
    </style:style>
    <style:style style:name="P36" style:family="paragraph" style:parent-style-name="Standard">
      <style:paragraph-properties fo:break-before="page"/>
      <style:text-properties style:font-name="Ubuntu"/>
    </style:style>
    <style:style style:name="P37" style:family="paragraph" style:parent-style-name="Standard">
      <style:paragraph-properties fo:break-before="page"/>
      <style:text-properties style:font-name="Ubuntu" officeooo:rsid="002b6b02" officeooo:paragraph-rsid="002b6b02"/>
    </style:style>
    <style:style style:name="P38"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39" style:family="paragraph" style:parent-style-name="Standard">
      <style:text-properties style:font-name="Ubuntu" officeooo:rsid="002eb291" officeooo:paragraph-rsid="0045d259"/>
    </style:style>
    <style:style style:name="P40" style:family="paragraph" style:parent-style-name="Standard">
      <style:text-properties style:font-name="Ubuntu" officeooo:rsid="0040ccfa" officeooo:paragraph-rsid="0040ccfa"/>
    </style:style>
    <style:style style:name="P41" style:family="paragraph" style:parent-style-name="Standard">
      <style:text-properties style:font-name="Ubuntu" officeooo:paragraph-rsid="004b7e3c"/>
    </style:style>
    <style:style style:name="P42" style:family="paragraph" style:parent-style-name="Standard">
      <style:text-properties style:font-name="Ubuntu" officeooo:rsid="00114049" officeooo:paragraph-rsid="00297869"/>
    </style:style>
    <style:style style:name="P43" style:family="paragraph" style:parent-style-name="Standard">
      <style:text-properties style:font-name="Ubuntu" officeooo:rsid="004b7e3c" officeooo:paragraph-rsid="004b7e3c"/>
    </style:style>
    <style:style style:name="P44" style:family="paragraph" style:parent-style-name="Standard">
      <style:text-properties style:font-name="Ubuntu" officeooo:rsid="004c717f" officeooo:paragraph-rsid="004c717f"/>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style:font-name-asian="Arial1" style:font-name-complex="Tahoma"/>
    </style:style>
    <style:style style:name="T5" style:family="text">
      <style:text-properties officeooo:rsid="0009fc0a"/>
    </style:style>
    <style:style style:name="T6" style:family="text">
      <style:text-properties officeooo:rsid="000d9050"/>
    </style:style>
    <style:style style:name="T7" style:family="text">
      <style:text-properties officeooo:rsid="0010788b"/>
    </style:style>
    <style:style style:name="T8" style:family="text">
      <style:text-properties officeooo:rsid="0012f1db"/>
    </style:style>
    <style:style style:name="T9" style:family="text">
      <style:text-properties officeooo:rsid="00157a12"/>
    </style:style>
    <style:style style:name="T10" style:family="text">
      <style:text-properties officeooo:rsid="0015ab21"/>
    </style:style>
    <style:style style:name="T11" style:family="text">
      <style:text-properties officeooo:rsid="0019ed2c"/>
    </style:style>
    <style:style style:name="T12" style:family="text">
      <style:text-properties officeooo:rsid="001c9e80"/>
    </style:style>
    <style:style style:name="T13" style:family="text">
      <style:text-properties officeooo:rsid="001e8657"/>
    </style:style>
    <style:style style:name="T14" style:family="text">
      <style:text-properties officeooo:rsid="001f43b8"/>
    </style:style>
    <style:style style:name="T15" style:family="text">
      <style:text-properties officeooo:rsid="0022e440"/>
    </style:style>
    <style:style style:name="T16" style:family="text">
      <style:text-properties fo:color="#000000" fo:font-size="12pt" style:font-size-asian="12pt"/>
    </style:style>
    <style:style style:name="T17" style:family="text">
      <style:text-properties fo:color="#000000" fo:font-size="12pt" officeooo:rsid="0022e440" style:font-size-asian="12pt"/>
    </style:style>
    <style:style style:name="T18" style:family="text">
      <style:text-properties fo:font-variant="normal" fo:text-transform="none" fo:color="#000000" fo:font-size="12pt" fo:letter-spacing="normal" fo:font-style="normal" fo:font-weight="normal" style:font-size-asian="12pt"/>
    </style:style>
    <style:style style:name="T19" style:family="text">
      <style:text-properties fo:font-variant="normal" fo:text-transform="none" fo:color="#000000" fo:font-size="12pt" fo:letter-spacing="normal" fo:font-style="normal" fo:font-weight="normal" officeooo:rsid="0022e440" style:font-size-asian="12pt"/>
    </style:style>
    <style:style style:name="T20" style:family="text">
      <style:text-properties fo:font-variant="normal" fo:text-transform="none" fo:color="#000000" fo:font-size="12pt" fo:letter-spacing="normal" fo:font-style="normal" fo:font-weight="normal" officeooo:rsid="0023cf73" style:font-size-asian="12pt"/>
    </style:style>
    <style:style style:name="T21" style:family="text">
      <style:text-properties fo:font-variant="normal" fo:text-transform="none" fo:color="#000000" fo:font-size="12pt" fo:letter-spacing="normal" fo:font-style="normal" fo:font-weight="normal" officeooo:rsid="002c29b7" style:font-size-asian="12pt"/>
    </style:style>
    <style:style style:name="T22" style:family="text">
      <style:text-properties style:font-name-asian="Perpetua" style:font-name-complex="Perpetua"/>
    </style:style>
    <style:style style:name="T23" style:family="text">
      <style:text-properties style:font-name="Ubuntu"/>
    </style:style>
    <style:style style:name="T24" style:family="text">
      <style:text-properties officeooo:rsid="0026b86e"/>
    </style:style>
    <style:style style:name="T25" style:family="text">
      <style:text-properties officeooo:rsid="0027a4f9"/>
    </style:style>
    <style:style style:name="T26" style:family="text">
      <style:text-properties officeooo:rsid="002887d6"/>
    </style:style>
    <style:style style:name="T27" style:family="text">
      <style:text-properties officeooo:rsid="00297869"/>
    </style:style>
    <style:style style:name="T28" style:family="text">
      <style:text-properties officeooo:rsid="002b1a6b"/>
    </style:style>
    <style:style style:name="T29" style:family="text">
      <style:text-properties officeooo:rsid="002b4ab3"/>
    </style:style>
    <style:style style:name="T30" style:family="text">
      <style:text-properties officeooo:rsid="002c1a09"/>
    </style:style>
    <style:style style:name="T31" style:family="text">
      <style:text-properties officeooo:rsid="002d125f"/>
    </style:style>
    <style:style style:name="T32" style:family="text">
      <style:text-properties officeooo:rsid="002eb291"/>
    </style:style>
    <style:style style:name="T33" style:family="text">
      <style:text-properties officeooo:rsid="0032ae71"/>
    </style:style>
    <style:style style:name="T34" style:family="text">
      <style:text-properties officeooo:rsid="003308bc"/>
    </style:style>
    <style:style style:name="T35" style:family="text">
      <style:text-properties officeooo:rsid="0036093e"/>
    </style:style>
    <style:style style:name="T36" style:family="text">
      <style:text-properties officeooo:rsid="0036ad83"/>
    </style:style>
    <style:style style:name="T37" style:family="text">
      <style:text-properties officeooo:rsid="00387580"/>
    </style:style>
    <style:style style:name="T38" style:family="text">
      <style:text-properties officeooo:rsid="003ae3f2"/>
    </style:style>
    <style:style style:name="T39" style:family="text">
      <style:text-properties officeooo:rsid="003b452f"/>
    </style:style>
    <style:style style:name="T40" style:family="text">
      <style:text-properties officeooo:rsid="003d9911"/>
    </style:style>
    <style:style style:name="T41" style:family="text">
      <style:text-properties officeooo:rsid="003f1ae5"/>
    </style:style>
    <style:style style:name="T42" style:family="text">
      <style:text-properties officeooo:rsid="00424cdf"/>
    </style:style>
    <style:style style:name="T43" style:family="text">
      <style:text-properties officeooo:rsid="0044dfdc"/>
    </style:style>
    <style:style style:name="T44" style:family="text">
      <style:text-properties officeooo:rsid="0045d259"/>
    </style:style>
    <style:style style:name="T45" style:family="text">
      <style:text-properties officeooo:rsid="004608dc"/>
    </style:style>
    <style:style style:name="T46" style:family="text">
      <style:text-properties officeooo:rsid="004b7e3c"/>
    </style:style>
    <style:style style:name="T47" style:family="text">
      <style:text-properties officeooo:rsid="004c717f"/>
    </style:style>
    <style:style style:name="T48" style:family="text">
      <style:text-properties officeooo:rsid="004d46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Licensed under the TAPR Open Hardware License (</text:span><text:a xlink:type="simple" xlink:href="http://www.tapr.org/OHL" text:style-name="Internet_20_link" text:visited-style-name="Visited_20_Internet_20_Link"><text:span text:style-name="T23">www.tapr.org/OHL</text:span></text:a><text:span text:style-name="T23">).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3">You should have received a copy of the GNU General Public License along with this program. <text:s/>If not, see &lt;</text:span><text:a xlink:type="simple" xlink:href="http://www.gnu.org/licenses/" text:style-name="Internet_20_link" text:visited-style-name="Visited_20_Internet_20_Link"><text:span text:style-name="T23">http://www.gnu.org/licenses/</text:span></text:a><text:span text:style-name="T23">&gt;. A copy of the license is included See file: GPL.TXT </text:span></text:p>
      <text:p text:style-name="P2"/>
      <text:p text:style-name="P3">Innovator<text:span text:style-name="T9">s</text:span>: <text:s/><text:tab/><text:span text:style-name="T9">Liselotte Scheu dba Scheus Rainbow Army</text:span> <text:s text:c="2"/>email: <text:span text:style-name="T5">kappa@dekka</text:span>.com</text:p>
      <text:p text:style-name="P2"><text:tab/><text:tab/>17600 S. Pacific HWY #20</text:p>
      <text:p text:style-name="P2"><text:tab/><text:tab/>Marylhurst, OR 97036-0020 <text:s text:c="3"/>usa</text:p>
      <text:p text:style-name="P2"><text:tab/><text:tab/>Place of performance:<text:tab/><text:tab/><text:span text:style-name="T9">place of business</text:span></text:p>
      <text:p text:style-name="P2"><text:tab/><text:tab/>Employer status: <text:tab/><text:tab/><text:tab/>self-employed (SB)</text:p>
      <text:p text:style-name="P2"><text:tab/><text:tab/><text:span text:style-name="T9">Contribution:<text:tab/><text:tab/><text:tab/><text:tab/>commercial, material, motivational support</text:span></text:p>
      <text:p text:style-name="P2"/>
      <text:p text:style-name="P4"><text:tab/><text:tab/><text:span text:style-name="T9">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9">self</text:span></text:p>
      <text:p text:style-name="P4"/>
      <text:p text:style-name="P2">Abstract </text:p>
      <text:p text:style-name="P2"/>
      <text:p text:style-name="P5">This hardware design is for building an indoor <text:span text:style-name="T33">television (</text:span>tv<text:span text:style-name="T33">)</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4">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3"/>
      <text:p text:style-name="P37">Table of Contents</text:p>
      <text:p text:style-name="P23"/>
      <text:p text:style-name="P23">Background</text:p>
      <text:p text:style-name="P23">I. Problem</text:p>
      <text:p text:style-name="P23">II. Technically complete description of innovation</text:p>
      <text:p text:style-name="P23"><text:s text:c="2"/>II.A. Purpose and description of innovation</text:p>
      <text:p text:style-name="P23"><text:s text:c="2"/>II.B. Identification of component parts or steps, and explanation of mode of operation of innovation (with sketches)</text:p>
      <text:p text:style-name="P23"><text:s text:c="2"/>II.B.1. <text:span text:style-name="T25">horizontal loop antenna</text:span></text:p>
      <text:p text:style-name="P17"><text:s text:c="2"/>II.B.2. “monopole” vertical antenna <text:span text:style-name="T29">(optional)</text:span></text:p>
      <text:p text:style-name="P17"><text:s text:c="2"/>II.C. Functional operation</text:p>
      <text:p text:style-name="P17"><text:s text:c="2"/>II.D. Alternate embodiments of the innovation</text:p>
      <text:p text:style-name="P17"><text:s text:c="2"/>II.E. Supportive theory</text:p>
      <text:p text:style-name="P17"><text:s text:c="2"/>II.E.1. Charged particles spiral in collapsing or increasing DC current</text:p>
      <text:p text:style-name="P17"><text:s text:c="2"/>II.E.2. Increasingly high voltages reduces power losses from heat</text:p>
      <text:p text:style-name="P17"><text:s text:c="2"/>II.E.3. Eddy currents increase as AC frequency increases</text:p>
      <text:p text:style-name="P17"><text:s text:c="2"/>II.F. Engineering specifications</text:p>
      <text:p text:style-name="P23"><text:s text:c="2"/>II.F.1 Dimensions and measurements</text:p>
      <text:p text:style-name="P23"><text:s text:c="2"/>II.F.2 Materials</text:p>
      <text:p text:style-name="P23"><text:s text:c="2"/><text:span text:style-name="T32">II.F.3 Manufacturing and assembly</text:span></text:p>
      <text:p text:style-name="P23"><text:s text:c="2"/>II.G. Peripheral equipment</text:p>
      <text:p text:style-name="P23"><text:s text:c="2"/>II.H. Maintenance, reliability, safety factors</text:p>
      <text:p text:style-name="P23">III. Innovation parameters</text:p>
      <text:p text:style-name="P23"><text:s text:c="2"/>III.A. Novel or unique features</text:p>
      <text:p text:style-name="P23"><text:s text:c="2"/>III.B. Advantages of innovation</text:p>
      <text:p text:style-name="P23"><text:s text:c="2"/>III.C. Development or new conceptual problems</text:p>
      <text:p text:style-name="P23"><text:s text:c="2"/>III.D. Test data and source of error</text:p>
      <text:p text:style-name="P23"><text:s text:c="2"/>III.E. Analysis of capabilities</text:p>
      <text:p text:style-name="P23">IV. Potential commercial applications and points of contact</text:p>
      <text:p text:style-name="P23">V. Other</text:p>
      <text:p text:style-name="P24"><text:s text:c="2"/>V.A. Additional documentation</text:p>
      <text:p text:style-name="P24"><text:s text:c="2"/>V.B. Degree of technology significance</text:p>
      <text:p text:style-name="P24"><text:s text:c="2"/>V.C. State of development</text:p>
      <text:p text:style-name="P23">VI. Patent status</text:p>
      <text:p text:style-name="P23">VII. Signatures of innovator(s), witnesses</text:p>
      <text:p text:style-name="P23"/>
      <text:p text:style-name="P36">Background</text:p>
      <text:p text:style-name="P2"/>
      <text:p text:style-name="P6"><text:span text:style-name="T11">On March 2, 2015</text:span> <text:span text:style-name="T11">a strategy was developed to demonstrate understanding and application of some principles of electromagnetism used in developing novel ion engines. The strategy is to design</text:span> a <text:span text:style-name="T6">proof-of-concept prototype tv antenna with novel properties. The goal is to make the tv antenna practical and competitively priced. <text:s/>The functional nature of the design was significant from inception. The balun was incorporated into the antenna on May 19, 2015 as a way to improve signal quality and strength.</text:span></text:p>
      <text:p text:style-name="P2"/>
      <text:p text:style-name="P2">I. Problem</text:p>
      <text:p text:style-name="P2"/>
      <text:p text:style-name="P7"><text:span text:style-name="T24">The original problem statement:</text:span> <text:span text:style-name="T13">H</text:span>ow to demonstrate competency with novel ion engine <text:span text:style-name="T10">technology while constrained by</text:span> a frugal budget? <text:s/><text:span text:style-name="T13">Due to the expensive and expansive nature of high-energy physics experimentation, the problem statement has percolated to: </text:span></text:p>
      <text:p text:style-name="P7"/>
      <text:p text:style-name="P7">How to design a tv antenna <text:span text:style-name="T12">for tv viewers </text:span>that incorporates design principles not used in conventional tv antenna design <text:span text:style-name="T30">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41"><text:span text:style-name="T14">This apparatus is an indoor tv antenna. <text:s/>It is capable of receiving some tv stations that usually require conventional attic antennas. Its</text:span> solid-state, high-Q resonator <text:span text:style-name="T46">with integrated balun</text:span> <text:span text:style-name="T46">provides a significant reduction in physical size. The circuit and design is deceptively simple while being innovative, because the apparatus avoids many issues of electrical engineering complexity used in conventional antenna design.</text:span> <text:span text:style-name="T46">Flexibility in the design specifications allows prototypes to be built using</text:span> common electric materials. </text:p>
      <text:p text:style-name="P8"/>
      <text:p text:style-name="P22">This apparatus incorporates a unique configuration of a wide-band balun <text:span text:style-name="T46">circuit</text:span> by reducing the circuit into the physical form of the antenna; Conventional tv antennas <text:span text:style-name="T28">usually </text:span>require a balun between the antenna and receiver to balance <text:span text:style-name="T28">impedance</text:span>. By eliminating the separate<text:span text:style-name="T46">ness of the</text:span> balun from the signal's path to the receiver, the apparatus is capable of delivering a stronger and higher quality signal using <text:span text:style-name="T43">a </text:span>smaller amount of mass <text:span text:style-name="T43">and less components</text:span>. <text:span text:style-name="T28">This apparatus also leverages performance features common to small loop antennas.</text:span> </text:p>
      <text:p text:style-name="P9"/>
      <text:p text:style-name="P38"/>
      <text:p text:style-name="P10"/>
      <text:p text:style-name="P2"><text:soft-page-break/>II.B. Identification of component parts or steps, and explanation of mode of operation of innovation (with sketches)</text:p>
      <text:p text:style-name="P12"/>
      <text:p text:style-name="P2">II.B.1. <text:span text:style-name="T25">horizontal loop antenna</text:span></text:p>
      <text:p text:style-name="P2"/>
      <text:p text:style-name="P13"><text:span text:style-name="T31">The horizontal loop is the primary visible component of the apparatus. On first look, the</text:span> loop <text:span text:style-name="T25">appears to be a simple loop antenna consisting of a conductive cylinder bent into a circular loop ie a torus. On closer examination, the torus contains a wire oriented coaxially. Specifically, the torus loop </text:span>consists of a coaxial <text:span text:style-name="T25">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1"/>
      <text:p text:style-name="P16">II.B.2. monopole vertical antenna <text:span text:style-name="T29">(optional)</text:span></text:p>
      <text:p text:style-name="P16"/>
      <text:p text:style-name="P19"><text:span text:style-name="T26">The</text:span> monopole <text:span text:style-name="T26">appears to be a simple monopole antenna consisting of a conductive cylinder oriented vertically. On closer examination, the cylinder contains a wire oriented coaxially. </text:span>Specifically, <text:span text:style-name="T27">the cylindrical monopole</text:span> <text:span text:style-name="T7">surrounds a conductor-wire at the axial center of the cylinder with a nonconductive dielectric between the two conductors. </text:span></text:p>
      <text:p text:style-name="P42"/>
      <text:p text:style-name="P43">II.B.3. <text:span text:style-name="T47">coaxial inner wire</text:span></text:p>
      <text:p text:style-name="P43"/>
      <text:p text:style-name="P44">The coaxial inner wire of the antenna loop (and optional monopole) are in an ungrounded closed-loop –<text:span text:style-name="T48">either the same or separate sub-circuits that join. <text:s/>The monopole's wire-loop may optionally be a wire segment, one side terminated at the junction with the closed-loop, and the other side after passing through the monopole.</text:span></text:p>
      <text:p text:style-name="P44"/>
      <text:p text:style-name="P2">II.C. Functional operation</text:p>
      <text:p text:style-name="P2"/>
      <text:p text:style-name="P28">The antenna collects tv <text:span text:style-name="T44">broadcast electromagnetic (EM) signals</text:span> <text:span text:style-name="T44">and transfers the signals </text:span>to a transmission line that is usually <text:span text:style-name="T44">connected</text:span> to a tv receiver. <text:s/></text:p>
      <text:p text:style-name="P28"/>
      <text:p text:style-name="P28">EM signals are initially broadcast from a television terrestrial transmitter at some distance from the antenna. In the US, tv signals are currently transmitted in UHF and VHF wide band frequency spectrums. </text:p>
      <text:p text:style-name="P28"/>
      <text:p text:style-name="P39">A tv signal consists of bits of information encoded into a digital EM signal. The EM signal consists of a combination of synchronized, polarity, amplitude, and phase varying wave cycles and binary fractions (half, forth, eighth, sixteenth etc) of cycles. In the US, tv <text:soft-page-break/>information bits are embedded via comparative phase offsetting and amplitude modulation such as with 8 bit Vestigial Sideband Modulation (8VSB) or 16 bit Quadrature Amplitude Modulation (16QAM). </text:p>
      <text:p text:style-name="P25"/>
      <text:p text:style-name="P29">An antenna may be simultaneously receiving tv EM signals from multiple transmitters at different angles and azimuths and with different synchronizations. Each distinct change in the accumulated signal represents a possible demarcation of a<text:span text:style-name="T45">n EM</text:span> bit (or signal error). </text:p>
      <text:p text:style-name="P35"><text:span text:style-name="T32">The EM signal operates at a higher bit resolution than the tv signal bit rate. <text:s/>For the entire tv EM signal spectrum, there exists one maximum EM bit resolution (think common denominator frequency) that is approximately equal to a binary fraction (0.5^n) of the tv signal bit rate</text:span>. A<text:span text:style-name="T35">n EM</text:span> bit's <text:span text:style-name="T37">frequency is</text:span> the <text:span text:style-name="T36">shortest </text:span>duration <text:span text:style-name="T36">it takes to</text:span> <text:span text:style-name="T36">uniquely identify all</text:span> <text:span text:style-name="T36">EM </text:span>bit<text:span text:style-name="T36">s</text:span>. <text:s/><text:span text:style-name="T37">An EM bit's wavelength is the distance an EM signal travels for the shortest duration of one EM bit. The EM bit represents the base frequency for the antenna.</text:span></text:p>
      <text:p text:style-name="P27"/>
      <text:p text:style-name="P27">The EM signal induces a <text:span text:style-name="T39">charge</text:span> <text:span text:style-name="T48">(current and voltage) </text:span>in the antenna loop. <text:s text:c="2"/></text:p>
      <text:p text:style-name="P27"/>
      <text:p text:style-name="P27">The antenna loop's <text:span text:style-name="T39">charge</text:span> most significantly <text:span text:style-name="T48">couples with ground. </text:span></text:p>
      <text:p text:style-name="P27"/>
      <text:p text:style-name="P27"><text:span text:style-name="T38">Next in significance, by way of induction and capacitance, the loop </text:span>induces a current in the opposite direction in the axially oriented wire. <text:span text:style-name="T38">The gain is approximately the ratio of the inner circumference of the antenna loop over the circumference of the inner wire. </text:span></text:p>
      <text:p text:style-name="P26"/>
      <text:p text:style-name="P26">If the <text:span text:style-name="T39">antenna </text:span>loop is broken at the <text:span text:style-name="T38">inner wire j</text:span>unction, the <text:span text:style-name="T39">wire's EM signal may be observed to have less current due to a decrease in current from an open-loop configuration</text:span>.</text:p>
      <text:p text:style-name="P26"/>
      <text:p text:style-name="P26">The axially oriented wire is a closed-loop that connects to the signal path of a transmission line usually in the form the inner wire of a 75ohm coaxial cable, thereby reaching a tv receiver for decoding.</text:p>
      <text:p text:style-name="P26"/>
      <text:p text:style-name="P34">II.D. Alternate emobidments of the innovation</text:p>
      <text:p text:style-name="P34"/>
      <text:p text:style-name="P34">II.E.Supportive theory</text:p>
      <text:p text:style-name="P34"/>
      <text:p text:style-name="P34"><text:span text:style-name="T15">The antenna design initially required a</text:span>n external<text:span text:style-name="T15"> wide-band balun. <text:s/>The balun design published by </text:span><text:span text:style-name="T16">Chris Trask </text:span><text:span text:style-name="T17">( </text:span><text:span text:style-name="T16">N7ZWY</text:span><text:span text:style-name="T17"> of </text:span><text:span text:style-name="T16">Sonoran Radio Research, </text:span><text:span text:style-name="T17">Tempe AZ) entitled “A Single-Core 4:1 Current Balun of Improved Performance” (retrieved from </text:span><text:span text:style-name="T19">home.earthlink.net/~christrask/Trask4to1Balun.pdf ) </text:span><text:span text:style-name="T21">seemed particularly appropriate with its </text:span><text:span text:style-name="T18">wide-band application and </text:span><text:span text:style-name="T21">elegantly simple design</text:span><text:span text:style-name="T19">. </text:span><text:span text:style-name="T21">The balun was incorporated into the antenna when it</text:span><text:span text:style-name="T19"> became apparent that the function of </text:span><text:span text:style-name="T20">each </text:span><text:span text:style-name="T21">balun</text:span><text:span text:style-name="T19"> transformer could be </text:span><text:soft-page-break/><text:span text:style-name="T21">substituted</text:span><text:span text:style-name="T19"> with </text:span><text:span text:style-name="T20">a </text:span><text:span text:style-name="T21">coaxial </text:span><text:span text:style-name="T20">conducting </text:span><text:span text:style-name="T21">tube and </text:span><text:span text:style-name="T20">wire </text:span><text:span text:style-name="T21">arrangement</text:span><text:span text:style-name="T20">.</text:span></text:p>
      <text:p text:style-name="P2"/>
      <text:p text:style-name="P2">II.F. Engineering specifications</text:p>
      <text:p text:style-name="P2"/>
      <text:p text:style-name="P32">The EM bit wavelength is small, and its complementary frequency is high. This apparatus <text:span text:style-name="T42">requires careful construction --like</text:span> any device that works in high frequencies. Performance may be affected by variances in dimensions, alignment, noisy connections etc.</text:p>
      <text:p text:style-name="P32"/>
      <text:p text:style-name="P33">complexity in impedance matching</text:p>
      <text:p text:style-name="P33"/>
      <text:p text:style-name="P40">In general, as the length of transmission line increases (over 10% of EM bit wavelength), impedance matching increases in complexity. <text:s/>to existing complexity surrounding impedance matching of a wide-band antenna.</text:p>
      <text:p text:style-name="P14"/>
      <text:p text:style-name="P2">Refer to Figures 1 to 3 for visual representation of definitions.</text:p>
      <text:p text:style-name="P2"/>
      <text:p text:style-name="P2"><text:span text:style-name="T32">II.F.1 </text:span>Dimensions and measurements</text:p>
      <text:p text:style-name="P2"/>
      <text:p text:style-name="P30">For a given signal bit rate or frequency, the loop's perimeter and cylinder's circumference are a fraction of the EM bit wavelength.</text:p>
      <text:p text:style-name="P13"/>
      <text:p text:style-name="P31">Ideally, each circular conductive path, including the coaxial wire loop and wire circumference, resonates at a binary fraction of an EM bit wavelength to increase signal integrity with varying synchronizations of EM signals.</text:p>
      <text:p text:style-name="P13"/>
      <text:p text:style-name="P18">For a given signal bit rate <text:span text:style-name="T8">or frequency</text:span>, the <text:span text:style-name="T8">monopole's</text:span> and cylinder's circumference is <text:span text:style-name="T8">either: 1. </text:span>a fraction of the <text:span text:style-name="T29">wavelength, where the fraction is one half to the power of a natural number</text:span>; <text:span text:style-name="T8">or 2. a harmony of multiple Q-resonances for multiple frequency bands or channels, such as television UHF/VHF bands or VHF band reception.</text:span></text:p>
      <text:p text:style-name="P18"/>
      <text:p text:style-name="P18"/>
      <text:p text:style-name="P18"/>
      <text:p text:style-name="P2"/>
      <text:p text:style-name="P2"><text:tab/>r2 is larger than r1</text:p>
      <text:p text:style-name="P2"><text:tab/>r2 is circa an integer multiple of r1</text:p>
      <text:p text:style-name="P2"><text:tab/>A4 <text:span text:style-name="T22">x</text:span> k <text:span text:style-name="T22">≥</text:span> A1</text:p>
      <text:p text:style-name="P2"><text:tab/>c3 = c1 <text:span text:style-name="T22">x</text:span> j1, where j1 is within the range of a positive integer <text:span text:style-name="T22">∓ </text:span><text:span text:style-name="T4">r4 and c3 &gt; 1</text:span></text:p>
      <text:p text:style-name="P20"><text:tab/>c1, c2, and c3 are circa integer multiples of the length of c4</text:p>
      <text:p text:style-name="P20"><text:tab/>c5 is an integer multiple of c4</text:p>
      <text:p text:style-name="P20"/>
      <text:p text:style-name="P20"><text:soft-page-break/><text:span text:style-name="T32">II.F.2 </text:span>Materials</text:p>
      <text:p text:style-name="P20"/>
      <text:p text:style-name="P15"><text:span text:style-name="T41">Testing shows that</text:span> 75ohm coaxial cable can be awkwardly arranged to fit the minimum performance requirements <text:span text:style-name="T40">of the antenna loop and optional monopole.</text:span></text:p>
      <text:p text:style-name="P21"/>
      <text:p text:style-name="P20"><text:span text:style-name="T32">II.F.3 </text:span>Manufacturing and assembly</text:p>
      <text:p text:style-name="P20"/>
      <text:p text:style-name="P20">Main ring is connected to secondary rings in a way that minimizes resistance and corona discharge.</text:p>
      <text:p text:style-name="P20"/>
      <text:p text:style-name="P20">Secondary rings' projected planes are oriented at near right angle to main ring's projected plane.</text:p>
      <text:p text:style-name="P20"/>
      <text:p text:style-name="P20">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text:soft-page-break/></text:p>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An untuned apparatus appears to work under poor conditions, suggesting this apparatus has potential in achieving design goals.</text:p>
      <text:p text:style-name="P2"/>
      <text:p text:style-name="P2">IV. Potential commercial applications and points of contact</text:p>
      <text:p text:style-name="P2"/>
      <text:p text:style-name="P2">Contact innovator.</text:p>
      <text:p text:style-name="P2"/>
      <text:p text:style-name="P2">V. Other</text:p>
      <text:p text:style-name="P2"><text:soft-page-break/></text:p>
      <text:p text:style-name="P2">V.A. Additional documentation: none. </text:p>
      <text:p text:style-name="P2">V.B. Degree of technology significance: Major Breakthrough</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9</text:page-number> of <text:page-count>9</text:page-count> on <text:date style:data-style-name="N84" text:date-value="2015-07-11T16:37:14.070601849">2015-07-11</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1T16:37:13.969019000</dc:date>
    <meta:editing-duration>P3DT8H11M29S</meta:editing-duration>
    <meta:editing-cycles>246</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9" meta:paragraph-count="143" meta:word-count="2275" meta:character-count="15225" meta:non-whitespace-character-count="12946"/>
  </office:meta>
</office:document-meta>
</file>